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25cm" fo:min-width="17cm"/>
    </style:style>
    <style:style style:name="gr2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1cm" fo:min-width="2cm"/>
      <style:paragraph-properties style:writing-mode="lr-tb"/>
    </style:style>
    <style:style style:name="gr3" style:family="graphic" style:parent-style-name="objectwithoutfill">
      <style:graphic-properties draw:stroke="dash" draw:stroke-dash="Long_20_Dash" svg:stroke-color="#808080" draw:fill="none" draw:textarea-vertical-align="middle"/>
    </style:style>
    <style:style style:name="gr4" style:family="graphic" style:parent-style-name="objectwithoutfill">
      <style:graphic-properties draw:marker-end="Linienspitzen_20_1" draw:marker-end-width="0.3cm" draw:fill="none" draw:textarea-vertical-align="bottom"/>
      <style:paragraph-properties style:writing-mode="lr-tb"/>
    </style:style>
    <style:style style:name="gr5" style:family="graphic" style:parent-style-name="standard">
      <style:graphic-properties draw:marker-start="Linienspitzen_20_2" draw:marker-start-width="0.3cm" draw:textarea-vertical-align="bottom"/>
      <style:paragraph-properties style:writing-mode="lr-tb"/>
    </style:style>
    <style:style style:name="gr6" style:family="graphic" style:parent-style-name="standard">
      <style:graphic-properties draw:marker-start="Linienspitzen_20_2" draw:marker-start-width="0.3cm" draw:textarea-vertical-align="middle"/>
      <style:paragraph-properties style:writing-mode="lr-tb"/>
    </style:style>
    <style:style style:name="gr7" style:family="graphic" style:parent-style-name="standard">
      <style:graphic-properties draw:marker-start="Linienspitzen_20_3" draw:marker-start-width="0.3cm" draw:marker-end="Linienspitzen_20_4" draw:marker-end-width="0.3cm" draw:textarea-vertical-align="bottom"/>
      <style:paragraph-properties style:writing-mode="lr-tb"/>
    </style:style>
    <style:style style:name="gr8" style:family="graphic" style:parent-style-name="standard">
      <style:graphic-properties svg:stroke-color="#000000" draw:fill="solid" draw:fill-color="#ffdbb6" draw:textarea-horizontal-align="justify" draw:textarea-vertical-align="middle" draw:auto-grow-height="false" fo:min-height="0.75cm" fo:min-width="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  <style:text-properties style:font-name="Arial"/>
    </style:style>
    <style:style style:name="P3" style:family="paragraph">
      <loext:graphic-properties draw:fill="solid" draw:fill-color="#ffffd7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style:font-name="Arial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dbb6"/>
      <style:paragraph-properties fo:text-align="center"/>
      <style:text-properties style:font-name="Arial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5cm" svg:height="1.5cm" svg:x="1.5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25cm" svg:x="1cm" svg:y="1cm">
          <text:p text:style-name="P2"><text:span text:style-name="T1">Us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25cm" svg:y1="2.25cm" svg:x2="2.25cm" svg:y2="12.5cm">
          <text:p/>
        </draw:line>
        <draw:custom-shape draw:style-name="gr2" draw:text-style-name="P3" draw:layer="layout" svg:width="2.5cm" svg:height="1.25cm" svg:x="5cm" svg:y="1cm">
          <text:p text:style-name="P2"><text:span text:style-name="T1">Your</text:span></text:p>
          <text:p text:style-name="P2"><text:span text:style-name="T1">Webap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25cm" svg:y1="2.25cm" svg:x2="6.25cm" svg:y2="12.5cm">
          <text:p/>
        </draw:line>
        <draw:custom-shape draw:style-name="gr2" draw:text-style-name="P3" draw:layer="layout" svg:width="2.5cm" svg:height="1.25cm" svg:x="9cm" svg:y="1cm">
          <text:p text:style-name="P2"><text:span text:style-name="T1">Google</text:span></text:p>
          <text:p text:style-name="P2"><text:span text:style-name="T1">Auth-URI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25cm" svg:y1="2.25cm" svg:x2="10.25cm" svg:y2="12.5cm">
          <text:p/>
        </draw:line>
        <draw:custom-shape draw:style-name="gr2" draw:text-style-name="P3" draw:layer="layout" svg:width="2.5cm" svg:height="1.25cm" svg:x="13cm" svg:y="1cm">
          <text:p text:style-name="P2"><text:span text:style-name="T1">Google</text:span></text:p>
          <text:p text:style-name="P2"><text:span text:style-name="T1">Token-URI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25cm" svg:y1="2.25cm" svg:x2="14.25cm" svg:y2="12.5cm">
          <text:p/>
        </draw:line>
        <draw:custom-shape draw:style-name="gr2" draw:text-style-name="P3" draw:layer="layout" svg:width="2.5cm" svg:height="1.25cm" svg:x="17cm" svg:y="1cm">
          <text:p text:style-name="P2"><text:span text:style-name="T1">Google</text:span></text:p>
          <text:p text:style-name="P2"><text:span text:style-name="T1">People API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25cm" svg:y1="2.25cm" svg:x2="18.25cm" svg:y2="12.5cm">
          <text:p/>
        </draw:line>
        <draw:line draw:style-name="gr4" draw:text-style-name="P6" draw:layer="layout" svg:x1="2.25cm" svg:y1="3cm" svg:x2="6.25cm" svg:y2="3cm">
          <text:p text:style-name="P5"><text:span text:style-name="T2">Start app</text:span></text:p>
        </draw:line>
        <draw:line draw:style-name="gr4" draw:text-style-name="P6" draw:layer="layout" svg:x1="6.25cm" svg:y1="3.75cm" svg:x2="10.25cm" svg:y2="3.75cm">
          <text:p text:style-name="P5"><text:span text:style-name="T2">Redirects to</text:span></text:p>
        </draw:line>
        <draw:line draw:style-name="gr5" draw:text-style-name="P5" draw:layer="layout" svg:x1="2.25cm" svg:y1="4.5cm" svg:x2="10.25cm" svg:y2="4.5cm">
          <text:p text:style-name="P7"><text:span text:style-name="T3">Display login- and consentpage</text:span></text:p>
        </draw:line>
        <draw:line draw:style-name="gr4" draw:text-style-name="P6" draw:layer="layout" svg:x1="2.25cm" svg:y1="5.25cm" svg:x2="10.25cm" svg:y2="5.25cm">
          <text:p text:style-name="P5"><text:span text:style-name="T2">Autenticates and give consent</text:span></text:p>
        </draw:line>
        <draw:line draw:style-name="gr6" draw:text-style-name="P5" draw:layer="layout" svg:x1="6.25cm" svg:y1="6.25cm" svg:x2="10.25cm" svg:y2="6.25cm">
          <text:p text:style-name="P7"><text:span text:style-name="T3">Redirects to and</text:span></text:p>
          <text:p text:style-name="P7"><text:span text:style-name="T3">pass auth-code</text:span></text:p>
        </draw:line>
        <draw:line draw:style-name="gr4" draw:text-style-name="P6" draw:layer="layout" svg:x1="6.25cm" svg:y1="7.25cm" svg:x2="14.25cm" svg:y2="7.25cm">
          <text:p text:style-name="P5"><text:span text:style-name="T2">HTTP-Request for access- and refresh token</text:span></text:p>
        </draw:line>
        <draw:line draw:style-name="gr5" draw:text-style-name="P5" draw:layer="layout" svg:x1="6.25cm" svg:y1="8cm" svg:x2="14.25cm" svg:y2="8cm">
          <text:p text:style-name="P7"><text:span text:style-name="T3">Returns access- and refresh token</text:span></text:p>
        </draw:line>
        <draw:line draw:style-name="gr7" draw:text-style-name="P5" draw:layer="layout" svg:x1="2.25cm" svg:y1="9.25cm" svg:x2="6.25cm" svg:y2="9.25cm">
          <text:p text:style-name="P7"><text:span text:style-name="T3">Any user action</text:span></text:p>
        </draw:line>
        <draw:line draw:style-name="gr7" draw:text-style-name="P5" draw:layer="layout" svg:x1="6.25cm" svg:y1="9.25cm" svg:x2="18.25cm" svg:y2="9.25cm">
          <text:p text:style-name="P7"><text:span text:style-name="T3">Access to the API resources</text:span></text:p>
        </draw:line>
        <draw:custom-shape draw:style-name="gr8" draw:text-style-name="P8" draw:layer="layout" svg:width="2.5cm" svg:height="1cm" svg:x="3cm" svg:y="10.75cm">
          <text:p text:style-name="P2"><text:span text:style-name="T1">Access token </text:span><text:span text:style-name="T1"><text:line-break/></text:span><text:span text:style-name="T1">has expired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5cm" svg:y1="11.25cm" svg:x2="6.25cm" svg:y2="11.25cm">
          <text:p text:style-name="P5"><text:span text:style-name="T2"/></text:p>
        </draw:line>
        <draw:line draw:style-name="gr4" draw:text-style-name="P6" draw:layer="layout" svg:x1="6.25cm" svg:y1="11.25cm" svg:x2="14.25cm" svg:y2="11.25cm">
          <text:p text:style-name="P5"><text:span text:style-name="T2">HTTP-Request to refresh access token</text:span></text:p>
        </draw:line>
        <draw:line draw:style-name="gr5" draw:text-style-name="P5" draw:layer="layout" svg:x1="6.25cm" svg:y1="12cm" svg:x2="14.25cm" svg:y2="12cm">
          <text:p text:style-name="P7"><text:span text:style-name="T3">Returns new access token</text:span>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2T22:27:39.421000000</meta:creation-date>
    <dc:date>2023-04-23T01:26:22.162000000</dc:date>
    <meta:editing-duration>PT13M2S</meta:editing-duration>
    <meta:editing-cycles>3</meta:editing-cycles>
    <meta:generator>LibreOffice/7.1.4.2$Windows_X86_64 LibreOffice_project/a529a4fab45b75fefc5b6226684193eb000654f6</meta:generator>
    <meta:document-statistic meta:object-count="24"/>
  </office:meta>
</office:document-meta>
</file>